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75BFAFB9BEA110A5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098cm" svg:height="18.334cm" svg:x="1.072cm" svg:y="9.717cm">
            <draw:object draw:notify-on-update-of-ranges="Sheet1.A1:Sheet1.A1 Sheet1.A2:Sheet1.A20 Sheet1.B1:Sheet1.B1 Sheet1.B2:Sheet1.B20 Sheet1.A1:Sheet1.A1 Sheet1.A2:Sheet1.A20 Sheet1.C1:Sheet1.C1 Sheet1.C2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361cm" svg:height="16.365cm" svg:x="33.577cm" svg:y="9.971cm">
            <draw:object draw:notify-on-update-of-ranges="Sheet1.A1:Sheet1.A1 Sheet1.A2:Sheet1.A19 Sheet1.D1:Sheet1.D1 Sheet1.D2:Sheet1.D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gf2x time</text:p>
          </table:table-cell>
          <table:table-cell office:value-type="string" calcext:value-type="string">
            <text:p>Mateer-Gao time</text:p>
          </table:table-cell>
          <table:table-cell office:value-type="string" calcext:value-type="string">
            <text:p>Speed rati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224546" calcext:value-type="float">
            <text:p>0,000224546</text:p>
          </table:table-cell>
          <table:table-cell office:value-type="float" office:value="0.000388735" calcext:value-type="float">
            <text:p>0,000388735</text:p>
          </table:table-cell>
          <table:table-cell table:formula="of:=[.B2]/[.C2]" office:value-type="float" office:value="0.577632577462796" calcext:value-type="float">
            <text:p>0,5776325774627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623717" calcext:value-type="float">
            <text:p>0,000623717</text:p>
          </table:table-cell>
          <table:table-cell office:value-type="float" office:value="0.000826352" calcext:value-type="float">
            <text:p>0,000826352</text:p>
          </table:table-cell>
          <table:table-cell table:formula="of:=[.B3]/[.C3]" office:value-type="float" office:value="0.754783675721726" calcext:value-type="float">
            <text:p>0,7547836757217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91676" calcext:value-type="float">
            <text:p>0,00191676</text:p>
          </table:table-cell>
          <table:table-cell office:value-type="float" office:value="0.00180538" calcext:value-type="float">
            <text:p>0,00180538</text:p>
          </table:table-cell>
          <table:table-cell table:formula="of:=[.B4]/[.C4]" office:value-type="float" office:value="1.06169338311048" calcext:value-type="float">
            <text:p>1,061693383110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6855" calcext:value-type="float">
            <text:p>0,00386855</text:p>
          </table:table-cell>
          <table:table-cell office:value-type="float" office:value="0.00384117" calcext:value-type="float">
            <text:p>0,00384117</text:p>
          </table:table-cell>
          <table:table-cell table:formula="of:=[.B5]/[.C5]" office:value-type="float" office:value="1.00712803650971" calcext:value-type="float">
            <text:p>1,007128036509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797418" calcext:value-type="float">
            <text:p>0,00797418</text:p>
          </table:table-cell>
          <table:table-cell office:value-type="float" office:value="0.00815417" calcext:value-type="float">
            <text:p>0,00815417</text:p>
          </table:table-cell>
          <table:table-cell table:formula="of:=[.B6]/[.C6]" office:value-type="float" office:value="0.977926631404545" calcext:value-type="float">
            <text:p>0,9779266314045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76501" calcext:value-type="float">
            <text:p>0,0176501</text:p>
          </table:table-cell>
          <table:table-cell office:value-type="float" office:value="0.0173329" calcext:value-type="float">
            <text:p>0,0173329</text:p>
          </table:table-cell>
          <table:table-cell table:formula="of:=[.B7]/[.C7]" office:value-type="float" office:value="1.01830045751144" calcext:value-type="float">
            <text:p>1,018300457511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48043" calcext:value-type="float">
            <text:p>0,0448043</text:p>
          </table:table-cell>
          <table:table-cell office:value-type="float" office:value="0.0352592" calcext:value-type="float">
            <text:p>0,0352592</text:p>
          </table:table-cell>
          <table:table-cell table:formula="of:=[.B8]/[.C8]" office:value-type="float" office:value="1.2707123247266" calcext:value-type="float">
            <text:p>1,27071232472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03576" calcext:value-type="float">
            <text:p>0,0903576</text:p>
          </table:table-cell>
          <table:table-cell office:value-type="float" office:value="0.0748624" calcext:value-type="float">
            <text:p>0,0748624</text:p>
          </table:table-cell>
          <table:table-cell table:formula="of:=[.B9]/[.C9]" office:value-type="float" office:value="1.20698241039561" calcext:value-type="float">
            <text:p>1,206982410395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561" calcext:value-type="float">
            <text:p>0,21561</text:p>
          </table:table-cell>
          <table:table-cell office:value-type="float" office:value="0.157538" calcext:value-type="float">
            <text:p>0,157538</text:p>
          </table:table-cell>
          <table:table-cell table:formula="of:=[.B10]/[.C10]" office:value-type="float" office:value="1.36862217369777" calcext:value-type="float">
            <text:p>1,368622173697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31493" calcext:value-type="float">
            <text:p>0,431493</text:p>
          </table:table-cell>
          <table:table-cell office:value-type="float" office:value="0.341035" calcext:value-type="float">
            <text:p>0,341035</text:p>
          </table:table-cell>
          <table:table-cell table:formula="of:=[.B11]/[.C11]" office:value-type="float" office:value="1.26524550266102" calcext:value-type="float">
            <text:p>1,265245502661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04041" calcext:value-type="float">
            <text:p>1,04041</text:p>
          </table:table-cell>
          <table:table-cell office:value-type="float" office:value="0.736678" calcext:value-type="float">
            <text:p>0,736678</text:p>
          </table:table-cell>
          <table:table-cell table:formula="of:=[.B12]/[.C12]" office:value-type="float" office:value="1.41229953928311" calcext:value-type="float">
            <text:p>1,412299539283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64159" calcext:value-type="float">
            <text:p>2,64159</text:p>
          </table:table-cell>
          <table:table-cell office:value-type="float" office:value="1.5625" calcext:value-type="float">
            <text:p>1,5625</text:p>
          </table:table-cell>
          <table:table-cell table:formula="of:=[.B13]/[.C13]" office:value-type="float" office:value="1.6906176" calcext:value-type="float">
            <text:p>1,69061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54966" calcext:value-type="float">
            <text:p>4,54966</text:p>
          </table:table-cell>
          <table:table-cell office:value-type="float" office:value="3.29298" calcext:value-type="float">
            <text:p>3,29298</text:p>
          </table:table-cell>
          <table:table-cell table:formula="of:=[.B14]/[.C14]" office:value-type="float" office:value="1.3816239394105" calcext:value-type="float">
            <text:p>1,38162393941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1557" calcext:value-type="float">
            <text:p>12,1557</text:p>
          </table:table-cell>
          <table:table-cell office:value-type="float" office:value="6.87481" calcext:value-type="float">
            <text:p>6,87481</text:p>
          </table:table-cell>
          <table:table-cell table:formula="of:=[.B15]/[.C15]" office:value-type="float" office:value="1.76815068343707" calcext:value-type="float">
            <text:p>1,768150683437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.1913" calcext:value-type="float">
            <text:p>27,1913</text:p>
          </table:table-cell>
          <table:table-cell office:value-type="float" office:value="14.4534" calcext:value-type="float">
            <text:p>14,4534</text:p>
          </table:table-cell>
          <table:table-cell table:formula="of:=[.B16]/[.C16]" office:value-type="float" office:value="1.88130820429795" calcext:value-type="float">
            <text:p>1,881308204297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.625" calcext:value-type="float">
            <text:p>102,625</text:p>
          </table:table-cell>
          <table:table-cell office:value-type="float" office:value="30.4342" calcext:value-type="float">
            <text:p>30,4342</text:p>
          </table:table-cell>
          <table:table-cell table:formula="of:=[.B17]/[.C17]" office:value-type="float" office:value="3.37202883598057" calcext:value-type="float">
            <text:p>3,3720288359805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2.626" calcext:value-type="float">
            <text:p>162,626</text:p>
          </table:table-cell>
          <table:table-cell office:value-type="float" office:value="64.9025" calcext:value-type="float">
            <text:p>64,9025</text:p>
          </table:table-cell>
          <table:table-cell table:formula="of:=[.B18]/[.C18]" office:value-type="float" office:value="2.50569700704904" calcext:value-type="float">
            <text:p>2,505697007049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2.554" calcext:value-type="float">
            <text:p>682,554</text:p>
          </table:table-cell>
          <table:table-cell office:value-type="float" office:value="135.859" calcext:value-type="float">
            <text:p>135,859</text:p>
          </table:table-cell>
          <table:table-cell table:formula="of:=[.B19]/[.C19]" office:value-type="float" office:value="5.02398810531507" calcext:value-type="float">
            <text:p>5,023988105315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88.003" calcext:value-type="float">
            <text:p>288,003</text:p>
          </table:table-cell>
          <table:table-cell office:value-type="string" calcext:value-type="string">
            <text:p><text:s/>not enough mem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22:38:06.370143212</meta:creation-date>
    <dc:date>2020-08-10T23:02:45.277877216</dc:date>
    <meta:editing-duration>PT11M51S</meta:editing-duration>
    <meta:editing-cycles>3</meta:editing-cycles>
    <meta:generator>LibreOffice/6.4.4.2$Linux_X86_64 LibreOffice_project/40$Build-2</meta:generator>
    <meta:document-statistic meta:table-count="1" meta:cell-count="7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7" chart:maximum="3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true" chart:minimum="0.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cm" chart:symbol-height="0.2cm" chart:link-data-style-to-source="true"/>
      <style:graphic-properties draw:stroke-dash="Double_20_Dash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99cm" svg:height="18.335cm" xlink:href=".." xlink:type="simple" chart:class="chart:scatter" chart:style-name="ch1">
        <chart:title svg:x="3.358cm" svg:y="0.375cm" chart:style-name="ch2">
          <text:p>gf2x vs Mateer-Gao execution times (AMD 3900X, 64GB RAM@1800MHz)</text:p>
        </chart:title>
        <chart:legend chart:legend-position="end" svg:x="24.722cm" svg:y="8.794cm" style:legend-expansion="custom" chartooo:width="5.773cm" chartooo:height="1.396cm" style:legend-expansion-aspect-ratio="4.13538681948424" chart:style-name="ch3"/>
        <chart:plot-area chart:style-name="ch4" table:cell-range-address="Sheet1.A1:Sheet1.C20" chart:data-source-has-labels="row" svg:x="0.924cm" svg:y="1.896cm" svg:width="23.243cm" svg:height="15.031cm">
          <chartooo:coordinate-region svg:x="2.251cm" svg:y="2.092cm" svg:width="21.72cm" svg:height="14.196cm"/>
          <chart:axis chart:dimension="x" chart:name="primary-x" chart:style-name="ch5">
            <chart:title svg:x="8.342cm" svg:y="17.294cm" chart:style-name="ch6">
              <text:p>log2 of input polynomials degree</text:p>
            </chart:title>
          </chart:axis>
          <chart:axis chart:dimension="y" chart:name="primary-y" chart:style-name="ch7">
            <chart:title svg:x="0.001cm" svg:y="12.891cm" chart:style-name="ch8">
              <text:p>log10 of runtime (seconds)</text:p>
            </chart:title>
            <chart:grid chart:style-name="ch9" chart:class="major"/>
          </chart:axis>
          <chart:series chart:style-name="ch10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11" chart:values-cell-range-address="Sheet1.C2:Sheet1.C20" chart:label-cell-address="Sheet1.C1:Sheet1.C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f2x time</text:p>
                <draw:g>
                  <svg:desc>Sheet1.B1:Sheet1.B1</svg:desc>
                </draw:g>
              </table:table-cell>
              <table:table-cell office:value-type="string">
                <text:p>Mateer-Gao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A2:Sheet1.A20</svg:desc>
                </draw:g>
              </table:table-cell>
              <table:table-cell office:value-type="float" office:value="0.000224546">
                <text:p>0.000224546</text:p>
                <draw:g>
                  <svg:desc>Sheet1.B2:Sheet1.B20</svg:desc>
                </draw:g>
              </table:table-cell>
              <table:table-cell office:value-type="float" office:value="0.000388735">
                <text:p>0.000388735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000623717">
                <text:p>0.000623717</text:p>
              </table:table-cell>
              <table:table-cell office:value-type="float" office:value="0.000826352">
                <text:p>0.000826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.00191676">
                <text:p>0.00191676</text:p>
              </table:table-cell>
              <table:table-cell office:value-type="float" office:value="0.00180538">
                <text:p>0.00180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386855">
                <text:p>0.00386855</text:p>
              </table:table-cell>
              <table:table-cell office:value-type="float" office:value="0.00384117">
                <text:p>0.00384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.00797418">
                <text:p>0.00797418</text:p>
              </table:table-cell>
              <table:table-cell office:value-type="float" office:value="0.00815417">
                <text:p>0.00815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.0176501">
                <text:p>0.0176501</text:p>
              </table:table-cell>
              <table:table-cell office:value-type="float" office:value="0.0173329">
                <text:p>0.0173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0.0448043">
                <text:p>0.0448043</text:p>
              </table:table-cell>
              <table:table-cell office:value-type="float" office:value="0.0352592">
                <text:p>0.0352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0903576">
                <text:p>0.0903576</text:p>
              </table:table-cell>
              <table:table-cell office:value-type="float" office:value="0.0748624">
                <text:p>0.0748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0.21561">
                <text:p>0.21561</text:p>
              </table:table-cell>
              <table:table-cell office:value-type="float" office:value="0.157538">
                <text:p>0.157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0.431493">
                <text:p>0.431493</text:p>
              </table:table-cell>
              <table:table-cell office:value-type="float" office:value="0.341035">
                <text:p>0.341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.04041">
                <text:p>1.04041</text:p>
              </table:table-cell>
              <table:table-cell office:value-type="float" office:value="0.736678">
                <text:p>0.736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.64159">
                <text:p>2.64159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4.54966">
                <text:p>4.54966</text:p>
              </table:table-cell>
              <table:table-cell office:value-type="float" office:value="3.29298">
                <text:p>3.29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2.1557">
                <text:p>12.1557</text:p>
              </table:table-cell>
              <table:table-cell office:value-type="float" office:value="6.87481">
                <text:p>6.87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7.1913">
                <text:p>27.1913</text:p>
              </table:table-cell>
              <table:table-cell office:value-type="float" office:value="14.4534">
                <text:p>14.4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02.625">
                <text:p>102.625</text:p>
              </table:table-cell>
              <table:table-cell office:value-type="float" office:value="30.4342">
                <text:p>30.4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162.626">
                <text:p>162.626</text:p>
              </table:table-cell>
              <table:table-cell office:value-type="float" office:value="64.9025">
                <text:p>64.9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682.554">
                <text:p>682.554</text:p>
              </table:table-cell>
              <table:table-cell office:value-type="float" office:value="135.859">
                <text:p>135.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88.003">
                <text:p>288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2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F000000DF75BFAFB9BEA110A5.svm"/>
      </style:chart-properties>
    </style:style>
    <style:style style:name="ch4" style:family="chart" style:data-style-name="N0">
      <style:chart-properties chart:display-label="true" chart:logarithmic="false" chart:minimum="17" chart:maximum="3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x" chart:symbol-width="0.2cm" chart:symbol-height="0.2cm" chart:link-data-style-to-source="true"/>
      <style:graphic-properties draw:stroke="dash" draw:stroke-dash="Double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62cm" svg:height="16.366cm" xlink:href=".." xlink:type="simple" chart:class="chart:scatter" chart:style-name="ch1">
        <chart:title svg:x="6.194cm" svg:y="0.192cm" chart:style-name="ch2">
          <text:p>Mateer-Gao over gf2x speed ratio</text:p>
        </chart:title>
        <chart:plot-area chart:style-name="ch3" table:cell-range-address="Sheet1.A1:Sheet1.A19 Sheet1.D1:Sheet1.D19" chart:data-source-has-labels="row" svg:x="1.284cm" svg:y="1.521cm" svg:width="21.788cm" svg:height="13.046cm">
          <chartooo:coordinate-region svg:x="1.73cm" svg:y="1.716cm" svg:width="21.342cm" svg:height="12.212cm"/>
          <chart:axis chart:dimension="x" chart:name="primary-x" chart:style-name="ch4">
            <chart:title svg:x="7.975cm" svg:y="14.895cm" chart:style-name="ch5">
              <text:p>log2 of input polynomials degree</text:p>
            </chart:title>
          </chart:axis>
          <chart:axis chart:dimension="y" chart:name="primary-y" chart:style-name="ch6">
            <chart:title svg:x="0.001cm" svg:y="9.557cm" chart:style-name="ch7">
              <text:p>speed ratio</text:p>
            </chart:title>
            <chart:grid chart:style-name="ch8" chart:class="major"/>
          </chart:axis>
          <chart:series chart:style-name="ch9" chart:values-cell-range-address="Sheet1.D2:Sheet1.D19" chart:label-cell-address="Sheet1.D1:Sheet1.D1" chart:class="chart:scatter">
            <chart:domain table:cell-range-address="Sheet1.A2:Sheet1.A19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 ratio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Sheet1.A2:Sheet1.A19</svg:desc>
                </draw:g>
              </table:table-cell>
              <table:table-cell office:value-type="float" office:value="0.577632577462796">
                <text:p>0.577632577462796</text:p>
                <draw:g>
                  <svg:desc>Sheet1.D2:Sheet1.D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754783675721726">
                <text:p>0.754783675721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.06169338311048">
                <text:p>1.06169338311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00712803650971">
                <text:p>1.00712803650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.977926631404545">
                <text:p>0.9779266314045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.01830045751144">
                <text:p>1.01830045751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.2707123247266">
                <text:p>1.2707123247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.20698241039561">
                <text:p>1.20698241039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.36862217369777">
                <text:p>1.36862217369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1.26524550266102">
                <text:p>1.26524550266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1.41229953928311">
                <text:p>1.41229953928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.6906176">
                <text:p>1.6906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.3816239394105">
                <text:p>1.3816239394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.76815068343707">
                <text:p>1.768150683437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1.88130820429795">
                <text:p>1.881308204297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.37202883598057">
                <text:p>3.37202883598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2.50569700704904">
                <text:p>2.50569700704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5.02398810531507">
                <text:p>5.023988105315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</office:styles>
</office:document-styles>
</file>